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style:text-position="sub 58%"/>
    </style:style>
    <style:style style:name="T36" style:family="text">
      <style:text-properties style:text-position="sub 58%" fo:language="en" fo:country="US"/>
    </style:style>
    <style:style style:name="T37" style:family="text">
      <style:text-properties style:text-position="sub 58%" fo:language="en" fo:country="US" fo:font-style="italic" style:font-style-asian="italic" style:font-style-complex="italic"/>
    </style:style>
    <style:style style:name="T38" style:family="text">
      <style:text-properties style:text-position="sub 58%" fo:language="en" fo:country="US" fo:font-style="normal" style:font-style-asian="normal" style:font-style-complex="normal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1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3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position="0% 100%" fo:language="en" fo:country="US" fo:font-style="normal" style:font-style-asian="normal" style:font-style-complex="normal"/>
    </style:style>
    <style:style style:name="T47" style:family="text">
      <style:text-properties style:text-position="0% 100%" fo:language="en" fo:country="US" fo:font-style="italic" style:font-style-asian="italic" style:font-style-complex="italic"/>
    </style:style>
    <style:style style:name="T48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normal" style:font-style-asian="normal" style:font-style-complex="normal"/>
    </style:style>
    <style:style style:name="T51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5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6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57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58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9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0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1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2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9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5"><text:s/></text:span><text:span text:style-name="T34">$</text:span><text:span text:style-name="T29">allSerial </text:span></text:p>
      <text:p text:style-name="P10"/>
      <text:p text:style-name="P9"><text:span text:style-name="T70">Measurement range for: 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3"><text:line-break/></text:span></text:p>
      <text:p text:style-name="P5">Measurement error:</text:p>
      <text:p text:style-name="P29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0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0">relD</text:span><text:span text:style-name="T23">)%<text:line-break/><text:tab/></text:span><text:span text:style-name="T24">where </text:span><text:span text:style-name="T25">U</text:span><text:span text:style-name="T41">relD</text:span><text:span text:style-name="T24"> is the relative expanded uncertainty of the conventional value of a dose as a percentage</text:span></text:p>
      <text:p text:style-name="P31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2">0</text:span><text:span text:style-name="T54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3">0</text:span><text:span text:style-name="T55">)%<text:line-break/></text:span><text:span text:style-name="T54"><text:tab/>- <text:s/>dose coefficient of variation (</text:span><text:span text:style-name="T56">H2265</text:span><text:span text:style-name="T54">11</text:span><text:span text:style-name="T56">H</text:span><text:span text:style-name="T42">0</text:span><text:span text:style-name="T54">)<text:tab/><text:tab/><text:tab/></text:span><text:span text:style-name="T57">±</text:span><text:span text:style-name="T62">5</text:span><text:span text:style-name="T55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4">10 µ</text:span><text:span text:style-name="T56">Sv/h</text:span><text:span text:style-name="T54">)<text:tab/></text:span><text:span text:style-name="T16"><text:tab/></text:span><text:span text:style-name="T19">±20</text:span><text:span text:style-name="T55">%<text:line-break/></text:span><text:span text:style-name="T54"><text:tab/>- <text:s/>dose rate coefficient of variation (10µ</text:span><text:span text:style-name="T56">Sv/h</text:span><text:span text:style-name="T54">⩽</text:span><text:span text:style-name="T56">Ḣ</text:span><text:span text:style-name="T54">&lt;60µ</text:span><text:span text:style-name="T56">Sv/h</text:span><text:span text:style-name="T54">)<text:tab/></text:span><text:span text:style-name="T58">±(21-</text:span><text:span text:style-name="T60">Ḣ</text:span><text:span text:style-name="T58">/10µ</text:span><text:span text:style-name="T60">Sv/h</text:span><text:span text:style-name="T58">)</text:span><text:span text:style-name="T55">%</text:span><text:span text:style-name="T54"><text:line-break/><text:tab/>- <text:s/>dose rate coefficient of variation (</text:span><text:span text:style-name="T61">Ḣ</text:span><text:span text:style-name="T59">⩾60µ</text:span><text:span text:style-name="T61">Sv/h</text:span><text:span text:style-name="T54">)<text:tab/><text:tab/></text:span><text:span text:style-name="T58">±15</text:span><text:span text:style-name="T55">%</text:span><text:span text:style-name="T18"><text:line-break/><text:tab/>where </text:span><text:span text:style-name="T14">H</text:span><text:span text:style-name="T42">0</text:span><text:span text:style-name="T18"> is the lower limit of dose measurement</text:span></text:p>
      <text:p text:style-name="P26"/>
      <text:p text:style-name="P4"><text:span text:style-name="T45">Operating conditions:</text:span><text:line-break/><text:span text:style-name="T76"><text:tab/>-</text:span><text:span text:style-name="Знак_20_примечания"><text:span text:style-name="T75"> <text:s/>a</text:span></text:span><text:span text:style-name="T76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6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6">amma radiation background<text:tab/><text:tab/><text:tab/><text:tab/>$bground <text:s/></text:span><text:span text:style-name="T79">nSv/h</text:span></text:p>
      <text:p text:style-name="P50"/>
      <text:p text:style-name="P51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78">-</text:span></text:span><text:span text:style-name="Знак_20_примечания"><text:span text:style-name="T77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 </text:span><text:span text:style-name="T26">(</text:span><text:span text:style-name="T67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4">Ḣ</text:span><text:span text:style-name="T39">p</text:span><text:span text:style-name="T37">i</text:span><text:span text:style-name="T46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26">at check point</text:span>,</text:p>
            <text:p text:style-name="P36"><text:span text:style-name="T28">Ḣ</text:span><text:span text:style-name="T37">pi</text:span><text:span text:style-name="T46">(10)</text:span></text:p>
          </table:table-cell>
          <table:table-cell table:style-name="t1.B2" office:value-type="string">
            <text:p text:style-name="P32"><text:span text:style-name="T26">Average value</text:span>, </text:p>
            <text:p text:style-name="P33"><text:span text:style-name="T48">Ḣ</text:span><text:span text:style-name="T37">pi</text:span><text:span text:style-name="T46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t1.B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t1.B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t1.I2" office:value-type="string">
            <text:p text:style-name="P23">Coefficient</text:p>
            <text:p text:style-name="P24"><text:span text:style-name="T31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2">±</text:span><text:span text:style-name="T51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2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2">15.0</text:span>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2">15.4</text:span>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1">$1-m31</text:p>
              <text:p text:style-name="P41">$1-m32</text:p>
              <text:p text:style-name="P41">$1-m33</text:p>
              <text:p text:style-name="P41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2">±</text:span><text:span text:style-name="T51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20">±<text:span text:style-name="T32">17.0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 </text:span><text:span text:style-name="T26">(</text:span><text:span text:style-name="T67">γ</text:span><text:span text:style-name="T2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8">H</text:span><text:span text:style-name="T37">p</text:span><text:span text:style-name="T36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3">Ḣ</text:span><text:span text:style-name="T39">oi</text:span><text:span text:style-name="T50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s1.B2" table:number-rows-spanned="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s1.B2" table:number-rows-spanned="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31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8">H</text:span><text:span text:style-name="T37">pi</text:span><text:span text:style-name="T26">(10)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26">(10)</text:span><text:span text:style-name="T36">meas</text:span><text:span text:style-name="T35">.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30">(10)</text:span><text:span text:style-name="T38">meas</text:span><text:span text:style-name="T39">.</text:span><text:span text:style-name="T49">-</text:span><text:span text:style-name="T28">H</text:span><text:span text:style-name="T37">pi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26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26">dn</text:span>_<text:span text:style-name="T32">1 <text:s/></text:span></text:p>
            <text:p text:style-name="P22"><text:span text:style-name="T32">##1-</text:span><text:span text:style-name="T26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20">±<text:span text:style-name="T32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26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26">dn</text:span>_<text:span text:style-name="T32">2 <text:s/></text:span></text:p>
            <text:p text:style-name="P22"><text:span text:style-name="T32">##1-</text:span><text:span text:style-name="T26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20">±<text:span text:style-name="T32">15.4</text:span>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49:23.12</dc:date>
    <meta:editing-duration>P3DT16H4M32S</meta:editing-duration>
    <meta:editing-cycles>457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74"/>
  </office:meta>
</office:document-meta>
</file>